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SD16" svg:font-family="CSD16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style:text-autospace="none"/>
      <style:text-properties style:use-window-font-color="true" style:text-outline="false" style:text-line-through-style="none" style:font-name="Arial" fo:font-size="13pt" fo:letter-spacing="normal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style:text-autospace="none"/>
      <style:text-properties style:use-window-font-color="true" style:text-outline="false" style:text-line-through-style="none" style:font-name="Arial" fo:font-size="9pt" fo:letter-spacing="normal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:49</text:p>
      <text:p text:style-name="P1">12:52</text:p>
      <text:p text:style-name="P1">12:55</text:p>
      <text:p text:style-name="P1">12:58</text:p>
      <text:p text:style-name="P1">13:01</text:p>
      <text:p text:style-name="P1">13:04</text:p>
      <text:p text:style-name="P1">13:07</text:p>
      <text:p text:style-name="P1">13:10</text:p>
      <text:p text:style-name="P1">13:13</text:p>
      <text:p text:style-name="P1">13:16</text:p>
      <text:p text:style-name="P1">13:19</text:p>
      <text:p text:style-name="P1">13:22</text:p>
      <text:p text:style-name="P1">13:25</text:p>
      <text:p text:style-name="P1">13:28</text:p>
      <text:p text:style-name="P1">13:31</text:p>
      <text:p text:style-name="P1">13:34</text:p>
      <text:p text:style-name="P1">13:37</text:p>
      <text:p text:style-name="P1">13:40</text:p>
      <text:p text:style-name="P1">13:43</text:p>
      <text:p text:style-name="P1">13:46</text:p>
      <text:p text:style-name="P1">13:49</text:p>
      <text:p text:style-name="P1">13:52</text:p>
      <text:p text:style-name="P1">13:55</text:p>
      <text:p text:style-name="P1">13:58</text:p>
      <text:p text:style-name="P1">14:01</text:p>
      <text:p text:style-name="P1">14:04</text:p>
      <text:p text:style-name="P1">14:07</text:p>
      <text:p text:style-name="P1">14:10</text:p>
      <text:p text:style-name="P1">14:13</text:p>
      <text:p text:style-name="P1">14:16</text:p>
      <text:p text:style-name="P1">14:19</text:p>
      <text:p text:style-name="P1">14:22</text:p>
      <text:p text:style-name="P1">14:25</text:p>
      <text:p text:style-name="P1">14:28</text:p>
      <text:p text:style-name="P1">14:31</text:p>
      <text:p text:style-name="P1">14:34</text:p>
      <text:p text:style-name="P1">14:37</text:p>
      <text:p text:style-name="P1">14:40</text:p>
      <text:p text:style-name="P1">14:43</text:p>
      <text:p text:style-name="P1">14:46</text:p>
      <text:p text:style-name="P1">14:49</text:p>
      <text:p text:style-name="P1">14:52</text:p>
      <text:p text:style-name="P1">14:55</text:p>
      <text:p text:style-name="P1">14:58</text:p>
      <text:p text:style-name="P1">15:01</text:p>
      <text:p text:style-name="P1">15:04</text:p>
      <text:p text:style-name="P1">15:07</text:p>
      <text:p text:style-name="P1">15:10</text:p>
      <text:p text:style-name="P1">15:13</text:p>
      <text:p text:style-name="P1">15:16</text:p>
      <text:p text:style-name="P1">15:19</text:p>
      <text:p text:style-name="P1">15:22</text:p>
      <text:p text:style-name="P1">15:25</text:p>
      <text:p text:style-name="P1">15:28</text:p>
      <text:p text:style-name="P1">15:31</text:p>
      <text:p text:style-name="P1">15:34</text:p>
      <text:p text:style-name="P1">15:37</text:p>
      <text:p text:style-name="P1">15:40</text:p>
      <text:p text:style-name="P1">15:43</text:p>
      <text:p text:style-name="P1"><text:soft-page-break/>15:46</text:p>
      <text:p text:style-name="P1">15:49</text:p>
      <text:p text:style-name="P1">15:52</text:p>
      <text:p text:style-name="P1">15:55</text:p>
      <text:p text:style-name="P1">15:58</text:p>
      <text:p text:style-name="P1">16:01</text:p>
      <text:p text:style-name="P1">16:04</text:p>
      <text:p text:style-name="P1">16:07</text:p>
      <text:p text:style-name="P1">16:10</text:p>
      <text:p text:style-name="P1">16:13</text:p>
      <text:p text:style-name="P1">16:16</text:p>
      <text:p text:style-name="P1">16:19</text:p>
      <text:p text:style-name="P1">16:22</text:p>
      <text:p text:style-name="P1">16:25</text:p>
      <text:p text:style-name="P2">Histogram of Frequency Distribution of Cj Arrivals</text:p>
      <text:p text:style-name="P3">Freq of k</text:p>
      <text:p text:style-name="P3">k - Possible Arrival Counts in Random Intervals of Size si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SD16" svg:font-family="CSD16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9T21:58:23.36</meta:creation-date>
    <meta:editing-duration>PT1H17M59S</meta:editing-duration>
    <meta:editing-cycles>4</meta:editing-cycles>
    <meta:generator>OpenOffice/4.1.1$Win32 OpenOffice.org_project/411m6$Build-9775</meta:generator>
    <dc:date>2019-10-20T04:44:05.96</dc:date>
    <meta:document-statistic meta:table-count="0" meta:image-count="0" meta:object-count="0" meta:page-count="2" meta:paragraph-count="76" meta:word-count="94" meta:character-count="483"/>
  </office:meta>
</office:document-meta>
</file>